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183ee" officeooo:paragraph-rsid="000183ee" style:font-size-asian="12pt" style:font-size-complex="12pt"/>
    </style:style>
    <style:style style:name="P2" style:family="paragraph" style:parent-style-name="Standard">
      <style:text-properties fo:font-size="12pt" officeooo:paragraph-rsid="0000bd01" style:font-size-asian="12pt" style:font-size-complex="12pt"/>
    </style:style>
    <style:style style:name="P3" style:family="paragraph" style:parent-style-name="Standard">
      <style:text-properties fo:font-size="12pt" officeooo:rsid="00042557" officeooo:paragraph-rsid="00042557" style:font-size-asian="12pt" style:font-size-complex="12pt"/>
    </style:style>
    <style:style style:name="P4" style:family="paragraph" style:parent-style-name="Standard">
      <style:text-properties fo:font-size="12pt" officeooo:paragraph-rsid="0000bd01" style:font-size-asian="12pt" style:font-size-complex="12pt"/>
    </style:style>
    <style:style style:name="P5" style:family="paragraph" style:parent-style-name="Standard">
      <style:text-properties fo:font-size="12pt" officeooo:rsid="0004b703" officeooo:paragraph-rsid="0004b703" style:font-size-asian="12pt" style:font-size-complex="12pt"/>
    </style:style>
    <style:style style:name="P6" style:family="paragraph" style:parent-style-name="Standard">
      <style:text-properties fo:font-size="12pt" officeooo:rsid="000a5e0a" officeooo:paragraph-rsid="000a5e0a" style:font-size-asian="12pt" style:font-size-complex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T1" style:family="text">
      <style:text-properties officeooo:rsid="0000bd01"/>
    </style:style>
    <style:style style:name="T2" style:family="text">
      <style:text-properties style:text-position="sub 58%"/>
    </style:style>
    <style:style style:name="T3" style:family="text">
      <style:text-properties officeooo:rsid="00031f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81cm" svg:stroke-color="#111111" draw:marker-start-width="0.474cm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3" style:family="graphic">
      <style:graphic-properties draw:stroke="none" draw:textarea-horizontal-align="justify" draw:textarea-vertical-align="middle" draw:auto-grow-height="false" fo:min-height="0.351cm" fo:min-width="0.351cm" style:run-through="foreground"/>
    </style:style>
    <style:style style:name="gr4" style:family="graphic">
      <style:graphic-properties draw:stroke="none" draw:textarea-horizontal-align="justify" draw:textarea-vertical-align="middle" draw:auto-grow-height="false" fo:min-height="0.351cm" fo:min-width="0.349cm" style:run-through="foreground"/>
    </style:style>
    <style:style style:name="gr5" style:family="graphic">
      <style:graphic-properties draw:stroke="none" draw:fill-color="#ff3333" draw:textarea-horizontal-align="justify" draw:textarea-vertical-align="middle" draw:auto-grow-height="false" fo:min-height="0.173cm" fo:min-width="0.173cm" style:run-through="foreground"/>
    </style:style>
    <style:style style:name="gr6" style:family="graphic">
      <style:graphic-properties draw:stroke="none" draw:fill-color="#ff3333" draw:textarea-horizontal-align="justify" draw:textarea-vertical-align="middle" draw:auto-grow-height="false" fo:min-height="0.171cm" fo:min-width="0.173cm" style:run-through="foreground"/>
    </style:style>
    <style:style style:name="gr7" style:family="graphic">
      <style:graphic-properties draw:stroke="none" draw:fill-color="#ff3333" draw:textarea-horizontal-align="justify" draw:textarea-vertical-align="middle" draw:auto-grow-height="false" fo:min-height="0.351cm" fo:min-width="0.35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(V,E)</text:p>
      <text:p text:style-name="P1">Define V<text:span text:style-name="T2">c</text:span> as the top <draw:frame draw:style-name="fr2" draw:name="物件6" text:anchor-type="as-char" svg:y="-0.215cm" svg:width="0.482cm" svg:height="0.242cm" draw:z-index="5"><draw:object xlink:href="./Object 6" xlink:type="simple" xlink:show="embed" xlink:actuate="onLoad"/><draw:image xlink:href="./ObjectReplacements/Object 6" xlink:type="simple" xlink:show="embed" xlink:actuate="onLoad"/></draw:frame> percent of nodes from V, k as the number of partitions, <text:s/><text:span text:style-name="T3">m</text:span> as the number of replications</text:p>
      <text:p text:style-name="P2"><draw:frame draw:style-name="fr1" draw:name="物件1" text:anchor-type="as-char" svg:y="-0.386cm" svg:width="3.02cm" svg:height="0.5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物件2" text:anchor-type="as-char" svg:y="-0.377cm" svg:width="3.039cm" svg:height="0.533cm" draw:z-index="0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2"><draw:frame draw:style-name="fr1" draw:name="物件3" text:anchor-type="as-char" svg:y="-0.693cm" svg:width="8.491cm" svg:height="1.072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2"><text:span text:style-name="T1">while</text:span><draw:frame draw:style-name="fr1" draw:name="物件4" text:anchor-type="as-char" svg:y="-0.693cm" svg:width="7.728cm" svg:height="1.072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2"><draw:frame draw:style-name="fr1" draw:name="物件5" text:anchor-type="as-char" svg:y="-0.386cm" svg:width="5.786cm" svg:height="0.579cm" draw:z-index="4"><draw:object xlink:href="./Object 5" xlink:type="simple" xlink:show="embed" xlink:actuate="onLoad"/><draw:image xlink:href="./ObjectReplacements/Object 5" xlink:type="simple" xlink:show="embed" xlink:actuate="onLoad"/><svg:desc>公式</svg:desc></draw:frame></text:p>
      <text:p text:style-name="P3"/>
      <text:p text:style-name="P3">origin </text:p>
      <text:p text:style-name="P3"><draw:frame draw:style-name="fr2" draw:name="物件8" text:anchor-type="as-char" svg:y="-0.386cm" svg:width="9.206cm" svg:height="0.542cm" draw:z-index="7"><draw:object xlink:href="./Object 8" xlink:type="simple" xlink:show="embed" xlink:actuate="onLoad"/><draw:image xlink:href="./ObjectReplacements/Object 8" xlink:type="simple" xlink:show="embed" xlink:actuate="onLoad"/><svg:desc>公式</svg:desc></draw:frame></text:p>
      <text:p text:style-name="P3"><draw:frame draw:style-name="fr2" draw:name="物件10" text:anchor-type="as-char" svg:y="-0.437cm" svg:width="12.527cm" svg:height="0.591cm" draw:z-index="9"><draw:object xlink:href="./Object 10" xlink:type="simple" xlink:show="embed" xlink:actuate="onLoad"/><draw:image xlink:href="./ObjectReplacements/Object 10" xlink:type="simple" xlink:show="embed" xlink:actuate="onLoad"/><svg:desc>公式</svg:desc></draw:frame></text:p>
      <text:p text:style-name="P3">non uniform</text:p>
      <text:p text:style-name="P3"><draw:frame draw:style-name="fr2" draw:name="物件7" text:anchor-type="as-char" svg:y="-0.693cm" svg:width="8.53cm" svg:height="1.134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2" draw:name="物件9" text:anchor-type="as-char" svg:y="-0.437cm" svg:width="13.123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>replication </text:p>
      <text:p text:style-name="P5"><draw:frame draw:style-name="fr2" draw:name="物件11" text:anchor-type="as-char" svg:y="-0.619cm" svg:width="15.33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6">we use bisection method to optimize the<draw:frame draw:style-name="fr2" draw:name="物件14" text:anchor-type="as-char" svg:y="-0.215cm" svg:width="0.483cm" svg:height="0.242cm" draw:z-index="22"><draw:object xlink:href="./Object 14" xlink:type="simple" xlink:show="embed" xlink:actuate="onLoad"/><draw:image xlink:href="./ObjectReplacements/Object 14" xlink:type="simple" xlink:show="embed" xlink:actuate="onLoad"/><svg:desc>公式</svg:desc></draw:frame>for specific (k,m,loss)</text:p>
      <text:p text:style-name="P6">split</text:p>
      <text:p text:style-name="P5"><draw:frame draw:style-name="fr2" draw:name="物件12" text:anchor-type="as-char" svg:y="-0.386cm" svg:width="4.018cm" svg:height="0.51cm" draw:z-index="20"><draw:object xlink:href="./Object 12" xlink:type="simple" xlink:show="embed" xlink:actuate="onLoad"/><draw:image xlink:href="./ObjectReplacements/Object 12" xlink:type="simple" xlink:show="embed" xlink:actuate="onLoad"/><svg:desc>公式</svg:desc></draw:frame></text:p>
      <text:p text:style-name="P6">bisection method</text:p>
      <text:p text:style-name="P6"><draw:frame draw:style-name="fr2" draw:name="物件15" text:anchor-type="as-char" svg:y="-0.386cm" svg:width="4.039cm" svg:height="0.51cm" draw:z-index="23"><draw:object xlink:href="./Object 15" xlink:type="simple" xlink:show="embed" xlink:actuate="onLoad"/><draw:image xlink:href="./ObjectReplacements/Object 15" xlink:type="simple" xlink:show="embed" xlink:actuate="onLoad"/><svg:desc>公式</svg:desc></draw:frame></text:p>
      <text:p text:style-name="P6">percolation </text:p>
      <text:p text:style-name="P5"><draw:frame draw:style-name="fr2" draw:name="物件13" text:anchor-type="as-char" svg:y="-0.386cm" svg:width="4.249cm" svg:height="0.51cm" draw:z-index="21"><draw:object xlink:href="./Object 13" xlink:type="simple" xlink:show="embed" xlink:actuate="onLoad"/><draw:image xlink:href="./ObjectReplacements/Object 13" xlink:type="simple" xlink:show="embed" xlink:actuate="onLoad"/><svg:desc>公式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g text:anchor-type="paragraph" draw:z-index="15" draw:style-name="gr1"><draw:line draw:name="形狀2" draw:style-name="gr2" draw:text-style-name="P7" svg:x1="11.344cm" svg:y1="1.568cm" svg:x2="10.935cm" svg:y2="0.536cm"><text:p/></draw:line><draw:line draw:name="形狀2" draw:style-name="gr2" draw:text-style-name="P7" svg:x1="11.344cm" svg:y1="1.568cm" svg:x2="10.935cm" svg:y2="0.536cm"><text:p/></draw:line><draw:line draw:name="形狀2" draw:style-name="gr2" draw:text-style-name="P7" svg:x1="10.935cm" svg:y1="0.536cm" svg:x2="10.473cm" svg:y2="1.757cm"><text:p/></draw:line><draw:line draw:name="形狀2" draw:style-name="gr2" draw:text-style-name="P7" svg:x1="11.344cm" svg:y1="1.568cm" svg:x2="10.406cm" svg:y2="1.757cm"><text:p/></draw:line><draw:line draw:name="形狀2" draw:style-name="gr2" draw:text-style-name="P7" svg:x1="11.212cm" svg:y1="1.495cm" svg:x2="12.06cm" svg:y2="2.081cm"><text:p/></draw:line><draw:line draw:name="形狀2" draw:style-name="gr2" draw:text-style-name="P7" svg:x1="9.721cm" svg:y1="2.533cm" svg:x2="10.472cm" svg:y2="1.686cm"><text:p/></draw:line><draw:custom-shape draw:name="形狀1" draw:style-name="gr3" draw:text-style-name="P8" svg:width="0.496cm" svg:height="0.496cm" svg:x="9.275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1.819cm" svg:y="1.8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0.748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1.203cm" svg:y="1.4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0.81cm" svg:y="0.4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10.32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11.344cm" svg:y1="1.568cm" svg:x2="10.935cm" svg:y2="0.536cm"><text:p/></draw:line><draw:line draw:name="形狀2" draw:style-name="gr2" draw:text-style-name="P7" svg:x1="11.344cm" svg:y1="1.568cm" svg:x2="10.935cm" svg:y2="0.536cm"><text:p/></draw:line><draw:line draw:name="形狀2" draw:style-name="gr2" draw:text-style-name="P7" svg:x1="11.344cm" svg:y1="1.568cm" svg:x2="10.406cm" svg:y2="1.757cm"><text:p/></draw:line><draw:line draw:name="形狀2" draw:style-name="gr2" draw:text-style-name="P7" svg:x1="11.002cm" svg:y1="-0.258cm" svg:x2="10.917cm" svg:y2="0.627cm"><text:p/></draw:line><draw:line draw:name="形狀2" draw:style-name="gr2" draw:text-style-name="P7" svg:x1="9.508cm" svg:y1="0.474cm" svg:x2="10.935cm" svg:y2="0.627cm"><text:p/></draw:line><draw:custom-shape draw:name="形狀1" draw:style-name="gr3" draw:text-style-name="P8" svg:width="0.496cm" svg:height="0.496cm" svg:x="9.275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1.819cm" svg:y="1.8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0.748cm" svg:y="-0.4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9.492cm" svg:y="2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1.203cm" svg:y="1.4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0.81cm" svg:y="0.4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10.32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/>
      <text:p text:style-name="P5"><draw:g text:anchor-type="paragraph" draw:z-index="16" draw:style-name="gr1"><draw:line draw:name="形狀2" draw:style-name="gr2" draw:text-style-name="P7" svg:x1="11.562cm" svg:y1="5.899cm" svg:x2="12.167cm" svg:y2="4.311cm"><text:p/></draw:line><draw:custom-shape draw:name="形狀1" draw:style-name="gr3" draw:text-style-name="P8" svg:width="0.496cm" svg:height="0.496cm" svg:x="11.116cm" svg:y="3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3.66cm" svg:y="5.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2.589cm" svg:y="2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2.049cm" svg:y="4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3.044cm" svg:y="4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13.185cm" svg:y1="4.934cm" svg:x2="12.167cm" svg:y2="4.311cm"><text:p/></draw:line><draw:line draw:name="形狀2" draw:style-name="gr2" draw:text-style-name="P7" svg:x1="12.843cm" svg:y1="3.108cm" svg:x2="13.185cm" svg:y2="4.934cm"><text:p/></draw:line><draw:line draw:name="形狀2" draw:style-name="gr2" draw:text-style-name="P7" svg:x1="13.109cm" svg:y1="4.902cm" svg:x2="13.901cm" svg:y2="5.447cm"><text:p/></draw:line><draw:line draw:name="形狀2" draw:style-name="gr2" draw:text-style-name="P7" svg:x1="11.349cm" svg:y1="3.84cm" svg:x2="12.167cm" svg:y2="4.311cm"><text:p/></draw:line><draw:custom-shape draw:name="形狀1" draw:style-name="gr3" draw:text-style-name="P8" svg:width="0.496cm" svg:height="0.496cm" svg:x="11.116cm" svg:y="3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3.66cm" svg:y="5.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2.589cm" svg:y="2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1.333cm" svg:y="5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2.049cm" svg:y="4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3.044cm" svg:y="4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style-name="gr1"><draw:line draw:name="形狀2" draw:style-name="gr2" draw:text-style-name="P7" svg:x1="7.511cm" svg:y1="5.4cm" svg:x2="8.144cm" svg:y2="4.948cm"><text:p/></draw:line><draw:line draw:name="形狀2" draw:style-name="gr2" draw:text-style-name="P7" svg:x1="7.511cm" svg:y1="5.4cm" svg:x2="8.144cm" svg:y2="4.948cm"><text:p/></draw:line><draw:line draw:name="形狀2" draw:style-name="gr2" draw:text-style-name="P7" svg:x1="8.553cm" svg:y1="5.98cm" svg:x2="8.144cm" svg:y2="4.948cm"><text:p/></draw:line><draw:line draw:name="形狀2" draw:style-name="gr2" draw:text-style-name="P7" svg:x1="8.553cm" svg:y1="5.98cm" svg:x2="8.144cm" svg:y2="4.948cm"><text:p/></draw:line><draw:line draw:name="形狀2" draw:style-name="gr2" draw:text-style-name="P7" svg:x1="8.553cm" svg:y1="5.98cm" svg:x2="7.615cm" svg:y2="6.169cm"><text:p/></draw:line><draw:line draw:name="形狀2" draw:style-name="gr2" draw:text-style-name="P7" svg:x1="8.211cm" svg:y1="4.154cm" svg:x2="8.119cm" svg:y2="5.129cm"><text:p/></draw:line><draw:line draw:name="形狀2" draw:style-name="gr2" draw:text-style-name="P7" svg:x1="8.456cm" svg:y1="5.932cm" svg:x2="9.269cm" svg:y2="6.493cm"><text:p/></draw:line><draw:line draw:name="形狀2" draw:style-name="gr2" draw:text-style-name="P7" svg:x1="6.93cm" svg:y1="6.944cm" svg:x2="7.711cm" svg:y2="6.064cm"><text:p/></draw:line><draw:line draw:name="形狀2" draw:style-name="gr2" draw:text-style-name="P7" svg:x1="6.717cm" svg:y1="4.886cm" svg:x2="7.65cm" svg:y2="5.424cm"><text:p/></draw:line><draw:custom-shape draw:name="形狀1" draw:style-name="gr3" draw:text-style-name="P8" svg:width="0.496cm" svg:height="0.496cm" svg:x="6.484cm" svg:y="4.6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9.028cm" svg:y="6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7.957cm" svg:y="3.9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6.701cm" svg:y="6.6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7.417cm" svg:y="5.2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8.412cm" svg:y="5.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8.019cm" svg:y="4.88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7.537cm" svg:y="6.0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2" draw:style-name="gr1"><draw:line draw:name="形狀2" draw:style-name="gr2" draw:text-style-name="P7" svg:x1="3.584cm" svg:y1="5.211cm" svg:x2="3.175cm" svg:y2="4.179cm"><text:p/></draw:line><draw:line draw:name="形狀2" draw:style-name="gr2" draw:text-style-name="P7" svg:x1="3.584cm" svg:y1="5.211cm" svg:x2="2.646cm" svg:y2="5.4cm"><text:p/></draw:line><draw:line draw:name="形狀2" draw:style-name="gr2" draw:text-style-name="P7" svg:x1="3.242cm" svg:y1="3.385cm" svg:x2="3.159cm" svg:y2="4.258cm"><text:p/></draw:line><draw:line draw:name="形狀2" draw:style-name="gr2" draw:text-style-name="P7" svg:x1="3.097cm" svg:y1="4.895cm" svg:x2="4.3cm" svg:y2="5.724cm"><text:p/></draw:line><draw:line draw:name="形狀2" draw:style-name="gr2" draw:text-style-name="P7" svg:x1="1.961cm" svg:y1="6.175cm" svg:x2="2.709cm" svg:y2="5.332cm"><text:p/></draw:line><draw:line draw:name="形狀2" draw:style-name="gr2" draw:text-style-name="P7" svg:x1="1.748cm" svg:y1="4.117cm" svg:x2="3.097cm" svg:y2="4.895cm"><text:p/></draw:line><draw:custom-shape draw:name="形狀1" draw:style-name="gr3" draw:text-style-name="P8" svg:width="0.496cm" svg:height="0.496cm" svg:x="1.515cm" svg:y="3.8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4.059cm" svg:y="5.4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2.988cm" svg:y="3.1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.732cm" svg:y="5.9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2.448cm" svg:y="4.4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3.443cm" svg:y="5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3.05cm" svg:y="4.11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2.568cm" svg:y="5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style-name="gr1"><draw:line draw:name="形狀2" draw:style-name="gr2" draw:text-style-name="P7" svg:x1="3.935cm" svg:y1="11.026cm" svg:x2="3.505cm" svg:y2="12.084cm"><text:p/></draw:line><draw:line draw:name="形狀2" draw:style-name="gr2" draw:text-style-name="P7" svg:x1="2.526cm" svg:y1="10.865cm" svg:x2="3.415cm" svg:y2="11.378cm"><text:p/></draw:line><draw:line draw:name="形狀2" draw:style-name="gr2" draw:text-style-name="P7" svg:x1="3.32cm" svg:y1="11.379cm" svg:x2="3.953cm" svg:y2="10.927cm"><text:p/></draw:line><draw:line draw:name="形狀2" draw:style-name="gr2" draw:text-style-name="P7" svg:x1="3.32cm" svg:y1="11.379cm" svg:x2="3.953cm" svg:y2="10.927cm"><text:p/></draw:line><draw:line draw:name="形狀2" draw:style-name="gr2" draw:text-style-name="P7" svg:x1="4.362cm" svg:y1="11.959cm" svg:x2="3.953cm" svg:y2="10.927cm"><text:p/></draw:line><draw:line draw:name="形狀2" draw:style-name="gr2" draw:text-style-name="P7" svg:x1="4.362cm" svg:y1="11.959cm" svg:x2="3.953cm" svg:y2="10.927cm"><text:p/></draw:line><draw:line draw:name="形狀2" draw:style-name="gr2" draw:text-style-name="P7" svg:x1="3.32cm" svg:y1="11.378cm" svg:x2="3.491cm" svg:y2="12.147cm"><text:p/></draw:line><draw:line draw:name="形狀2" draw:style-name="gr2" draw:text-style-name="P7" svg:x1="4.362cm" svg:y1="11.959cm" svg:x2="3.424cm" svg:y2="12.148cm"><text:p/></draw:line><draw:line draw:name="形狀2" draw:style-name="gr2" draw:text-style-name="P7" svg:x1="4.02cm" svg:y1="10.133cm" svg:x2="3.935cm" svg:y2="11.026cm"><text:p/></draw:line><draw:line draw:name="形狀2" draw:style-name="gr2" draw:text-style-name="P7" svg:x1="4.334cm" svg:y1="11.959cm" svg:x2="5.078cm" svg:y2="12.472cm"><text:p/></draw:line><draw:line draw:name="形狀2" draw:style-name="gr2" draw:text-style-name="P7" svg:x1="2.739cm" svg:y1="12.924cm" svg:x2="3.556cm" svg:y2="12.001cm"><text:p/></draw:line><draw:line draw:name="形狀2" draw:style-name="gr2" draw:text-style-name="P7" svg:x1="3.32cm" svg:y1="11.324cm" svg:x2="4.424cm" svg:y2="11.959cm"><text:p/></draw:line><draw:custom-shape draw:name="形狀1" draw:style-name="gr3" draw:text-style-name="P8" svg:width="0.496cm" svg:height="0.496cm" svg:x="2.293cm" svg:y="10.5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4.837cm" svg:y="1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3.766cm" svg:y="9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3.226cm" svg:y="11.2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4.221cm" svg:y="11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3.828cm" svg:y="10.8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3.346cm" svg:y="12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3.32cm" svg:y1="11.379cm" svg:x2="3.953cm" svg:y2="10.927cm"><text:p/></draw:line><draw:line draw:name="形狀2" draw:style-name="gr2" draw:text-style-name="P7" svg:x1="3.32cm" svg:y1="11.379cm" svg:x2="3.953cm" svg:y2="10.927cm"><text:p/></draw:line><draw:line draw:name="形狀2" draw:style-name="gr2" draw:text-style-name="P7" svg:x1="4.362cm" svg:y1="11.959cm" svg:x2="3.953cm" svg:y2="10.927cm"><text:p/></draw:line><draw:line draw:name="形狀2" draw:style-name="gr2" draw:text-style-name="P7" svg:x1="4.362cm" svg:y1="11.959cm" svg:x2="3.953cm" svg:y2="10.927cm"><text:p/></draw:line><draw:line draw:name="形狀2" draw:style-name="gr2" draw:text-style-name="P7" svg:x1="3.32cm" svg:y1="11.378cm" svg:x2="3.491cm" svg:y2="12.147cm"><text:p/></draw:line><draw:line draw:name="形狀2" draw:style-name="gr2" draw:text-style-name="P7" svg:x1="4.362cm" svg:y1="11.959cm" svg:x2="3.424cm" svg:y2="12.148cm"><text:p/></draw:line><draw:line draw:name="形狀2" draw:style-name="gr2" draw:text-style-name="P7" svg:x1="4.02cm" svg:y1="10.133cm" svg:x2="3.935cm" svg:y2="11.026cm"><text:p/></draw:line><draw:line draw:name="形狀2" draw:style-name="gr2" draw:text-style-name="P7" svg:x1="2.739cm" svg:y1="12.924cm" svg:x2="3.483cm" svg:y2="12.084cm"><text:p/></draw:line><draw:custom-shape draw:name="形狀1" draw:style-name="gr4" draw:text-style-name="P8" svg:width="0.495cm" svg:height="0.496cm" svg:x="4.837cm" svg:y="12.2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3.766cm" svg:y="9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2.51cm" svg:y="12.6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3.226cm" svg:y="11.2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4.221cm" svg:y="11.8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3.828cm" svg:y="10.86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3.346cm" svg:y="12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7" draw:style-name="gr1"><draw:line draw:name="形狀2" draw:style-name="gr2" draw:text-style-name="P7" svg:x1="7.397cm" svg:y1="12.896cm" svg:x2="8.141cm" svg:y2="12.056cm"><text:p/></draw:line><draw:line draw:name="形狀2" draw:style-name="gr2" draw:text-style-name="P7" svg:x1="8.992cm" svg:y1="11.931cm" svg:x2="9.736cm" svg:y2="12.444cm"><text:p/></draw:line><draw:line draw:name="形狀2" draw:style-name="gr2" draw:text-style-name="P7" svg:x1="8.678cm" svg:y1="10.105cm" svg:x2="8.593cm" svg:y2="10.998cm"><text:p/></draw:line><draw:line draw:name="形狀2" draw:style-name="gr2" draw:text-style-name="P7" svg:x1="7.397cm" svg:y1="12.896cm" svg:x2="8.141cm" svg:y2="12.056cm"><text:p/></draw:line><draw:line draw:name="形狀2" draw:style-name="gr2" draw:text-style-name="P7" svg:x1="8.678cm" svg:y1="10.105cm" svg:x2="8.593cm" svg:y2="10.998cm"><text:p/></draw:line><draw:line draw:name="形狀2" draw:style-name="gr2" draw:text-style-name="P7" svg:x1="7.184cm" svg:y1="10.837cm" svg:x2="8.149cm" svg:y2="12.056cm"><text:p/></draw:line><draw:line draw:name="形狀2" draw:style-name="gr2" draw:text-style-name="P7" svg:x1="8.593cm" svg:y1="10.998cm" svg:x2="8.163cm" svg:y2="12.056cm"><text:p/></draw:line><draw:line draw:name="形狀2" draw:style-name="gr2" draw:text-style-name="P7" svg:x1="7.184cm" svg:y1="10.837cm" svg:x2="8.073cm" svg:y2="11.35cm"><text:p/></draw:line><draw:line draw:name="形狀2" draw:style-name="gr2" draw:text-style-name="P7" svg:x1="7.978cm" svg:y1="11.351cm" svg:x2="8.611cm" svg:y2="10.899cm"><text:p/></draw:line><draw:line draw:name="形狀2" draw:style-name="gr2" draw:text-style-name="P7" svg:x1="7.978cm" svg:y1="11.351cm" svg:x2="8.611cm" svg:y2="10.899cm"><text:p/></draw:line><draw:line draw:name="形狀2" draw:style-name="gr2" draw:text-style-name="P7" svg:x1="9.02cm" svg:y1="11.931cm" svg:x2="8.611cm" svg:y2="10.899cm"><text:p/></draw:line><draw:line draw:name="形狀2" draw:style-name="gr2" draw:text-style-name="P7" svg:x1="9.02cm" svg:y1="11.931cm" svg:x2="8.611cm" svg:y2="10.899cm"><text:p/></draw:line><draw:line draw:name="形狀2" draw:style-name="gr2" draw:text-style-name="P7" svg:x1="7.978cm" svg:y1="11.35cm" svg:x2="8.149cm" svg:y2="12.119cm"><text:p/></draw:line><draw:line draw:name="形狀2" draw:style-name="gr2" draw:text-style-name="P7" svg:x1="9.02cm" svg:y1="11.931cm" svg:x2="8.082cm" svg:y2="12.12cm"><text:p/></draw:line><draw:line draw:name="形狀2" draw:style-name="gr2" draw:text-style-name="P7" svg:x1="8.678cm" svg:y1="10.899cm" svg:x2="9.736cm" svg:y2="12.444cm"><text:p/></draw:line><draw:line draw:name="形狀2" draw:style-name="gr2" draw:text-style-name="P7" svg:x1="7.397cm" svg:y1="12.895cm" svg:x2="9.082cm" svg:y2="11.867cm"><text:p/></draw:line><draw:line draw:name="形狀2" draw:style-name="gr2" draw:text-style-name="P7" svg:x1="7.978cm" svg:y1="11.296cm" svg:x2="9.082cm" svg:y2="11.931cm"><text:p/></draw:line><draw:custom-shape draw:name="形狀1" draw:style-name="gr3" draw:text-style-name="P8" svg:width="0.496cm" svg:height="0.496cm" svg:x="6.951cm" svg:y="10.5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9.49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8.424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7.884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8.879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8.486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8.004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7.978cm" svg:y1="11.351cm" svg:x2="8.611cm" svg:y2="10.899cm"><text:p/></draw:line><draw:line draw:name="形狀2" draw:style-name="gr2" draw:text-style-name="P7" svg:x1="7.978cm" svg:y1="11.351cm" svg:x2="8.611cm" svg:y2="10.899cm"><text:p/></draw:line><draw:line draw:name="形狀2" draw:style-name="gr2" draw:text-style-name="P7" svg:x1="9.02cm" svg:y1="11.931cm" svg:x2="8.611cm" svg:y2="10.899cm"><text:p/></draw:line><draw:line draw:name="形狀2" draw:style-name="gr2" draw:text-style-name="P7" svg:x1="9.02cm" svg:y1="11.931cm" svg:x2="8.611cm" svg:y2="10.899cm"><text:p/></draw:line><draw:line draw:name="形狀2" draw:style-name="gr2" draw:text-style-name="P7" svg:x1="7.978cm" svg:y1="11.35cm" svg:x2="8.149cm" svg:y2="12.119cm"><text:p/></draw:line><draw:line draw:name="形狀2" draw:style-name="gr2" draw:text-style-name="P7" svg:x1="9.02cm" svg:y1="11.931cm" svg:x2="8.082cm" svg:y2="12.12cm"><text:p/></draw:line><draw:line draw:name="形狀2" draw:style-name="gr2" draw:text-style-name="P7" svg:x1="8.678cm" svg:y1="10.105cm" svg:x2="7.978cm" svg:y2="11.296cm"><text:p/></draw:line><draw:custom-shape draw:name="形狀1" draw:style-name="gr4" draw:text-style-name="P8" svg:width="0.495cm" svg:height="0.496cm" svg:x="9.49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8.424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7.168cm" svg:y="12.6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7.884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8.879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8.486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8.004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8" draw:style-name="gr1"><draw:line draw:name="形狀2" draw:style-name="gr2" draw:text-style-name="P7" svg:x1="11.698cm" svg:y1="10.837cm" svg:x2="13.125cm" svg:y2="10.998cm"><text:p/></draw:line><draw:line draw:name="形狀2" draw:style-name="gr2" draw:text-style-name="P7" svg:x1="11.911cm" svg:y1="12.896cm" svg:x2="12.655cm" svg:y2="12.056cm"><text:p/></draw:line><draw:line draw:name="形狀2" draw:style-name="gr2" draw:text-style-name="P7" svg:x1="13.506cm" svg:y1="11.931cm" svg:x2="14.25cm" svg:y2="12.444cm"><text:p/></draw:line><draw:line draw:name="形狀2" draw:style-name="gr2" draw:text-style-name="P7" svg:x1="13.192cm" svg:y1="10.105cm" svg:x2="13.107cm" svg:y2="10.998cm"><text:p/></draw:line><draw:line draw:name="形狀2" draw:style-name="gr2" draw:text-style-name="P7" svg:x1="11.911cm" svg:y1="12.896cm" svg:x2="12.655cm" svg:y2="12.056cm"><text:p/></draw:line><draw:line draw:name="形狀2" draw:style-name="gr2" draw:text-style-name="P7" svg:x1="12.596cm" svg:y1="12.12cm" svg:x2="14.251cm" svg:y2="12.445cm"><text:p/></draw:line><draw:line draw:name="形狀2" draw:style-name="gr2" draw:text-style-name="P7" svg:x1="13.192cm" svg:y1="10.105cm" svg:x2="13.107cm" svg:y2="10.998cm"><text:p/></draw:line><draw:line draw:name="形狀2" draw:style-name="gr2" draw:text-style-name="P7" svg:x1="11.911cm" svg:y1="12.896cm" svg:x2="12.491cm" svg:y2="11.296cm"><text:p/></draw:line><draw:line draw:name="形狀2" draw:style-name="gr2" draw:text-style-name="P7" svg:x1="11.698cm" svg:y1="10.837cm" svg:x2="12.663cm" svg:y2="12.056cm"><text:p/></draw:line><draw:line draw:name="形狀2" draw:style-name="gr2" draw:text-style-name="P7" svg:x1="13.107cm" svg:y1="10.998cm" svg:x2="12.677cm" svg:y2="12.056cm"><text:p/></draw:line><draw:line draw:name="形狀2" draw:style-name="gr2" draw:text-style-name="P7" svg:x1="11.698cm" svg:y1="10.837cm" svg:x2="12.587cm" svg:y2="11.35cm"><text:p/></draw:line><draw:line draw:name="形狀2" draw:style-name="gr2" draw:text-style-name="P7" svg:x1="12.492cm" svg:y1="11.351cm" svg:x2="13.125cm" svg:y2="10.899cm"><text:p/></draw:line><draw:line draw:name="形狀2" draw:style-name="gr2" draw:text-style-name="P7" svg:x1="12.492cm" svg:y1="11.351cm" svg:x2="13.125cm" svg:y2="10.899cm"><text:p/></draw:line><draw:line draw:name="形狀2" draw:style-name="gr2" draw:text-style-name="P7" svg:x1="13.534cm" svg:y1="11.931cm" svg:x2="13.125cm" svg:y2="10.899cm"><text:p/></draw:line><draw:line draw:name="形狀2" draw:style-name="gr2" draw:text-style-name="P7" svg:x1="13.534cm" svg:y1="11.931cm" svg:x2="13.125cm" svg:y2="10.899cm"><text:p/></draw:line><draw:line draw:name="形狀2" draw:style-name="gr2" draw:text-style-name="P7" svg:x1="12.492cm" svg:y1="11.35cm" svg:x2="12.663cm" svg:y2="12.119cm"><text:p/></draw:line><draw:line draw:name="形狀2" draw:style-name="gr2" draw:text-style-name="P7" svg:x1="13.534cm" svg:y1="11.931cm" svg:x2="12.596cm" svg:y2="12.12cm"><text:p/></draw:line><draw:line draw:name="形狀2" draw:style-name="gr2" draw:text-style-name="P7" svg:x1="13.192cm" svg:y1="10.105cm" svg:x2="13.534cm" svg:y2="11.931cm"><text:p/></draw:line><draw:line draw:name="形狀2" draw:style-name="gr2" draw:text-style-name="P7" svg:x1="13.192cm" svg:y1="10.899cm" svg:x2="14.25cm" svg:y2="12.444cm"><text:p/></draw:line><draw:line draw:name="形狀2" draw:style-name="gr2" draw:text-style-name="P7" svg:x1="11.911cm" svg:y1="12.895cm" svg:x2="13.596cm" svg:y2="11.867cm"><text:p/></draw:line><draw:line draw:name="形狀2" draw:style-name="gr2" draw:text-style-name="P7" svg:x1="12.492cm" svg:y1="11.296cm" svg:x2="13.596cm" svg:y2="11.931cm"><text:p/></draw:line><draw:custom-shape draw:name="形狀1" draw:style-name="gr3" draw:text-style-name="P8" svg:width="0.496cm" svg:height="0.496cm" svg:x="11.465cm" svg:y="10.5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4.009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2.938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2.398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3.393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3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12.518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12.492cm" svg:y1="11.351cm" svg:x2="13.125cm" svg:y2="10.899cm"><text:p/></draw:line><draw:line draw:name="形狀2" draw:style-name="gr2" draw:text-style-name="P7" svg:x1="12.492cm" svg:y1="11.351cm" svg:x2="13.125cm" svg:y2="10.899cm"><text:p/></draw:line><draw:line draw:name="形狀2" draw:style-name="gr2" draw:text-style-name="P7" svg:x1="13.534cm" svg:y1="11.931cm" svg:x2="13.125cm" svg:y2="10.899cm"><text:p/></draw:line><draw:line draw:name="形狀2" draw:style-name="gr2" draw:text-style-name="P7" svg:x1="13.534cm" svg:y1="11.931cm" svg:x2="13.125cm" svg:y2="10.899cm"><text:p/></draw:line><draw:line draw:name="形狀2" draw:style-name="gr2" draw:text-style-name="P7" svg:x1="12.492cm" svg:y1="11.35cm" svg:x2="12.663cm" svg:y2="12.119cm"><text:p/></draw:line><draw:line draw:name="形狀2" draw:style-name="gr2" draw:text-style-name="P7" svg:x1="13.534cm" svg:y1="11.931cm" svg:x2="12.596cm" svg:y2="12.12cm"><text:p/></draw:line><draw:line draw:name="形狀2" draw:style-name="gr2" draw:text-style-name="P7" svg:x1="13.192cm" svg:y1="10.105cm" svg:x2="12.492cm" svg:y2="11.296cm"><text:p/></draw:line><draw:custom-shape draw:name="形狀1" draw:style-name="gr4" draw:text-style-name="P8" svg:width="0.495cm" svg:height="0.496cm" svg:x="14.009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12.938cm" svg:y="9.8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11.682cm" svg:y="12.6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2.398cm" svg:y="11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13.393cm" svg:y="11.7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13cm" svg:y="10.83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12.518cm" svg:y="11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9" draw:style-name="gr1"><draw:line draw:name="形狀2" draw:style-name="gr2" draw:text-style-name="P7" svg:x1="3.775cm" svg:y1="15.907cm" svg:x2="5.082cm" svg:y2="16.66cm"><text:p/></draw:line><draw:line draw:name="形狀2" draw:style-name="gr2" draw:text-style-name="P7" svg:x1="5.269cm" svg:y1="15.175cm" svg:x2="5.184cm" svg:y2="16.068cm"><text:p/></draw:line><draw:line draw:name="形狀2" draw:style-name="gr2" draw:text-style-name="P7" svg:x1="5.082cm" svg:y1="16.655cm" svg:x2="6.327cm" svg:y2="17.514cm"><text:p/></draw:line><draw:line draw:name="形狀2" draw:style-name="gr2" draw:text-style-name="P7" svg:x1="3.988cm" svg:y1="17.966cm" svg:x2="4.805cm" svg:y2="17.043cm"><text:p/></draw:line><draw:custom-shape draw:name="形狀1" draw:style-name="gr3" draw:text-style-name="P8" svg:width="0.496cm" svg:height="0.496cm" svg:x="3.542cm" svg:y="15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6.086cm" svg:y="17.2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5.015cm" svg:y="14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形狀2" draw:style-name="gr2" draw:text-style-name="P7" svg:x1="5.269cm" svg:y1="15.175cm" svg:x2="5.13cm" svg:y2="16.655cm"><text:p/></draw:line><draw:line draw:name="形狀2" draw:style-name="gr2" draw:text-style-name="P7" svg:x1="3.988cm" svg:y1="17.966cm" svg:x2="5.149cm" svg:y2="16.655cm"><text:p/></draw:line><draw:custom-shape draw:name="形狀1" draw:style-name="gr4" draw:text-style-name="P8" svg:width="0.495cm" svg:height="0.496cm" svg:x="6.086cm" svg:y="17.2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5.015cm" svg:y="14.9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3.759cm" svg:y="17.7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7" draw:text-style-name="P9" svg:width="0.496cm" svg:height="0.496cm" svg:x="4.883cm" svg:y="16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1" draw:style-name="gr1"><draw:line draw:name="形狀2" draw:style-name="gr2" draw:text-style-name="P7" svg:x1="4.255cm" svg:y1="8.069cm" svg:x2="4.888cm" svg:y2="7.617cm"><text:p/></draw:line><draw:line draw:name="形狀2" draw:style-name="gr2" draw:text-style-name="P7" svg:x1="4.255cm" svg:y1="8.069cm" svg:x2="4.888cm" svg:y2="7.617cm"><text:p/></draw:line><draw:line draw:name="形狀2" draw:style-name="gr2" draw:text-style-name="P7" svg:x1="5.297cm" svg:y1="8.649cm" svg:x2="4.888cm" svg:y2="7.617cm"><text:p/></draw:line><draw:line draw:name="形狀2" draw:style-name="gr2" draw:text-style-name="P7" svg:x1="5.297cm" svg:y1="8.649cm" svg:x2="4.888cm" svg:y2="7.617cm"><text:p/></draw:line><draw:line draw:name="形狀2" draw:style-name="gr2" draw:text-style-name="P7" svg:x1="4.255cm" svg:y1="8.068cm" svg:x2="4.426cm" svg:y2="8.837cm"><text:p/></draw:line><draw:line draw:name="形狀2" draw:style-name="gr2" draw:text-style-name="P7" svg:x1="5.297cm" svg:y1="8.649cm" svg:x2="4.359cm" svg:y2="8.838cm"><text:p/></draw:line><draw:line draw:name="形狀2" draw:style-name="gr2" draw:text-style-name="P7" svg:x1="4.955cm" svg:y1="6.823cm" svg:x2="4.87cm" svg:y2="7.71cm"><text:p/></draw:line><draw:line draw:name="形狀2" draw:style-name="gr2" draw:text-style-name="P7" svg:x1="5.228cm" svg:y1="8.622cm" svg:x2="6.013cm" svg:y2="9.162cm"><text:p/></draw:line><draw:line draw:name="形狀2" draw:style-name="gr2" draw:text-style-name="P7" svg:x1="3.674cm" svg:y1="9.613cm" svg:x2="4.394cm" svg:y2="8.802cm"><text:p/></draw:line><draw:line draw:name="形狀2" draw:style-name="gr2" draw:text-style-name="P7" svg:x1="3.461cm" svg:y1="7.555cm" svg:x2="4.35cm" svg:y2="8.068cm"><text:p/></draw:line><draw:custom-shape draw:name="形狀1" draw:style-name="gr3" draw:text-style-name="P8" svg:width="0.496cm" svg:height="0.496cm" svg:x="3.228cm" svg:y="7.2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5.772cm" svg:y="8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3" draw:text-style-name="P8" svg:width="0.496cm" svg:height="0.496cm" svg:x="4.701cm" svg:y="6.6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4" draw:text-style-name="P8" svg:width="0.495cm" svg:height="0.496cm" svg:x="3.445cm" svg:y="9.3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4.161cm" svg:y="7.9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6" draw:text-style-name="P9" svg:width="0.244cm" svg:height="0.242cm" svg:x="5.156cm" svg:y="8.5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形狀1" draw:style-name="gr5" draw:text-style-name="P9" svg:width="0.244cm" svg:height="0.244cm" svg:x="4.763cm" svg:y="7.55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形狀1" draw:style-name="gr6" draw:text-style-name="P9" svg:width="0.244cm" svg:height="0.242cm" svg:x="4.281cm" svg:y="8.6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HK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0:21:47.160347692</meta:creation-date>
    <meta:editing-duration>PT34M30S</meta:editing-duration>
    <meta:editing-cycles>9</meta:editing-cycles>
    <meta:generator>LibreOffice/5.1.6.2$Linux_X86_64 LibreOffice_project/10m0$Build-2</meta:generator>
    <dc:date>2017-06-19T21:07:59.019253768</dc:date>
    <meta:document-statistic meta:table-count="0" meta:image-count="0" meta:object-count="15" meta:page-count="2" meta:paragraph-count="22" meta:word-count="41" meta:character-count="246" meta:non-whitespace-character-count="21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V</mi>
        <mo stretchy="false">=</mo>
        <mrow>
          <msub>
            <mi>V</mi>
            <mi>c</mi>
          </msub>
          <mo stretchy="false">∗</mo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row>
      </mrow>
    </mrow>
    <annotation encoding="StarMath 5.0">%iDELTA V = V_c*(k-1)
</annotation>
  </semantics>
</math>
</file>

<file path=Object 10/content.xml><?xml version="1.0" encoding="utf-8"?>
<math xmlns="http://www.w3.org/1998/Math/MathML" display="block">
  <semantics>
    <mrow>
      <mi mathvariant="italic">split</mi>
      <mi mathvariant="italic">it</mi>
      <mi mathvariant="italic">into</mi>
      <mi>k</mi>
      <mi mathvariant="italic">nodes</mi>
      <mrow>
        <mo fence="true" stretchy="false">{</mo>
        <mrow>
          <mrow>
            <msubsup>
              <mi>v</mi>
              <mi>i</mi>
              <mn>1</mn>
            </msubsup>
            <mi>,</mi>
            <msubsup>
              <mi>v</mi>
              <mi>i</mi>
              <mn>2</mn>
            </msubsup>
            <mn>...</mn>
            <msubsup>
              <mi>v</mi>
              <mi>i</mi>
              <mi>k</mi>
            </msubsup>
          </mrow>
        </mrow>
        <mo fence="true" stretchy="false">}</mo>
      </mrow>
      <mi>,</mi>
      <mi mathvariant="italic">each</mi>
      <mi mathvariant="italic">node</mi>
      <mi mathvariant="italic">get</mi>
      <mi mathvariant="italic">one</mi>
      <mi mathvariant="italic">slice</mi>
      <mi mathvariant="italic">of</mi>
      <mi mathvariant="italic">its</mi>
      <mi mathvariant="italic">neighbor</mi>
      <mrow>
        <mo fence="true" stretchy="false">{</mo>
        <mrow>
          <msubsup>
            <mi>n</mi>
            <mi>i</mi>
            <mi>k</mi>
          </msubsup>
        </mrow>
        <mo fence="true" stretchy="false">}</mo>
      </mrow>
    </mrow>
    <annotation encoding="StarMath 5.0">split it into k nodes  lbrace v_i^1 , v_i^2 ...v_i^k rbrace , each node get one slice of its neighbor lbrace n_i^k rbrace  
</annotation>
  </semantics>
</math>
</file>

<file path=Object 11/content.xml><?xml version="1.0" encoding="utf-8"?>
<math xmlns="http://www.w3.org/1998/Math/MathML" display="block">
  <semantics>
    <mrow>
      <mi mathvariant="italic">the</mi>
      <mi mathvariant="italic">node</mi>
      <msub>
        <mi>v</mi>
        <mi>i</mi>
      </msub>
      <mi mathvariant="italic">split</mi>
      <mi mathvariant="italic">into</mi>
      <mi>k</mi>
      <mi mathvariant="italic">subnodes</mi>
      <mi>,</mi>
      <mi mathvariant="italic">each</mi>
      <mi mathvariant="italic">subnodes</mi>
      <mi mathvariant="italic">add</mi>
      <mi mathvariant="italic">edges</mi>
      <mi mathvariant="italic">with</mi>
      <mfrac>
        <mi>m</mi>
        <mi>k</mi>
      </mfrac>
      <mi mathvariant="italic">of</mi>
      <mi mathvariant="italic">the</mi>
      <mi mathvariant="italic">origin</mi>
      <mi mathvariant="italic">neighbor</mi>
      <mrow>
        <mo fence="true" stretchy="false">(</mo>
        <mrow>
          <msub>
            <mi>v</mi>
            <mi>i</mi>
          </msub>
        </mrow>
        <mo fence="true" stretchy="false">)</mo>
      </mrow>
    </mrow>
    <annotation encoding="StarMath 5.0">the node v_i split into k subnodes, each subnodes add edges with  {m} over {k} of the origin neighbor( v_i )   </annotation>
  </semantics>
</math>
</file>

<file path=Object 12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i>E</mi>
        </mrow>
        <mo fence="true" stretchy="false">)</mo>
      </mrow>
    </mrow>
    <annotation encoding="StarMath 5.0">time complexity : O( E )</annotation>
  </semantics>
</math>
</file>

<file path=Object 13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i mathvariant="italic">VE</mi>
        </mrow>
        <mo fence="true" stretchy="false">)</mo>
      </mrow>
    </mrow>
    <annotation encoding="StarMath 5.0">time complexity : O( VE )</annotation>
  </semantics>
</math>
</file>

<file path=Object 1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5/content.xml><?xml version="1.0" encoding="utf-8"?>
<math xmlns="http://www.w3.org/1998/Math/MathML" display="block">
  <semantics>
    <mrow>
      <mi mathvariant="italic">time</mi>
      <mi mathvariant="italic">complexity</mi>
      <mi mathvariant="normal">:</mi>
      <mi>O</mi>
      <mrow>
        <mo fence="true" stretchy="false">(</mo>
        <mrow>
          <mi>V</mi>
        </mrow>
        <mo fence="true" stretchy="false">)</mo>
      </mrow>
    </mrow>
    <annotation encoding="StarMath 5.0">time complexity : O( V )</annotation>
  </semantics>
</math>
</file>

<file path=Object 2/content.xml><?xml version="1.0" encoding="utf-8"?>
<math xmlns="http://www.w3.org/1998/Math/MathML" display="block">
  <semantics>
    <mrow>
      <mi mathvariant="normal">Δ</mi>
      <mrow>
        <mi>E</mi>
        <mo stretchy="false">=</mo>
        <mi mathvariant="normal">Δ</mi>
      </mrow>
      <mrow>
        <msub>
          <mi>E</mi>
          <mi>S</mi>
        </msub>
        <mo stretchy="false">+</mo>
        <mi mathvariant="normal">Δ</mi>
      </mrow>
      <msub>
        <mi>E</mi>
        <mi>R</mi>
      </msub>
    </mrow>
    <annotation encoding="StarMath 5.0">%iDELTA E = %iDELTA E_S + %iDELTA E_R 
			
			  
</annotation>
  </semantics>
</math>
</file>

<file path=Object 3/content.xml><?xml version="1.0" encoding="utf-8"?>
<math xmlns="http://www.w3.org/1998/Math/MathML" display="block">
  <semantics>
    <mrow>
      <mi mathvariant="normal">Δ</mi>
      <mrow>
        <mi>E</mi>
        <mo stretchy="false">≤</mo>
        <mrow>
          <mfrac>
            <mrow>
              <msub>
                <mi>V</mi>
                <mi>c</mi>
              </msub>
              <mo stretchy="false">∗</mo>
              <mi>k</mi>
              <mo stretchy="false">∗</mo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  <mn>2</mn>
          </mfrac>
          <mo stretchy="false">+</mo>
          <msub>
            <mi mathvariant="normal">Σ</mi>
            <mrow>
              <mi>v</mi>
              <mi mathvariant="normal">∈</mi>
              <msub>
                <mi>V</mi>
                <mi>c</mi>
              </msub>
            </mrow>
          </msub>
        </mrow>
      </mrow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 &lt;= V_c*k*(k-1)over2 + %iSIGMA _{v %element V_c} neightbor(v)*(m-1)
			  
</annotation>
  </semantics>
</math>
</file>

<file path=Object 4/content.xml><?xml version="1.0" encoding="utf-8"?>
<math xmlns="http://www.w3.org/1998/Math/MathML" display="block">
  <semantics>
    <mrow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row>
            <mo fence="true" stretchy="false">(</mo>
            <mrow>
              <mi>v</mi>
            </mrow>
            <mo fence="true" stretchy="false">)</mo>
          </mrow>
          <mo stretchy="false">∗</mo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</mrow>
        <mo stretchy="false">≫</mo>
        <mfrac>
          <mrow>
            <msub>
              <mi>V</mi>
              <mi>c</mi>
            </msub>
            <mo stretchy="false">∗</mo>
            <mi>k</mi>
            <mo stretchy="false">∗</mo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%iSIGMA _{v %element V_c} neightbor(v)*(m-1)&gt;&gt; V_c*k*(k-1)over2 
</annotation>
  </semantics>
</math>
</file>

<file path=Object 5/content.xml><?xml version="1.0" encoding="utf-8"?>
<math xmlns="http://www.w3.org/1998/Math/MathML" display="block">
  <semantics>
    <mrow>
      <mi mathvariant="normal">Δ</mi>
      <mi>E</mi>
      <mi>≈</mi>
      <msub>
        <mi mathvariant="normal">Σ</mi>
        <mrow>
          <mi>v</mi>
          <mi mathvariant="normal">∈</mi>
          <msub>
            <mi>V</mi>
            <mi>c</mi>
          </msub>
        </mrow>
      </msub>
      <mi mathvariant="italic">neightbor</mi>
      <mrow>
        <mrow>
          <mo fence="true" stretchy="false">(</mo>
          <mrow>
            <mi>v</mi>
          </mrow>
          <mo fence="true" stretchy="false">)</mo>
        </mrow>
        <mo stretchy="false">∗</mo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</mrow>
    </mrow>
    <annotation encoding="StarMath 5.0">%iDELTA E ≈ %iSIGMA _{v %element V_c} neightbor(v)*(m-1)
			
			  
</annotation>
  </semantics>
</math>
</file>

<file path=Object 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7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i>V</mi>
      </mrow>
      <mi mathvariant="italic">which</mi>
      <mi mathvariant="italic">deg</mi>
      <mrow>
        <mrow>
          <mo fence="true" stretchy="false">(</mo>
          <mrow>
            <mi>v</mi>
          </mrow>
          <mo fence="true" stretchy="false">)</mo>
        </mrow>
        <mo stretchy="false">&gt;</mo>
        <msub>
          <mi mathvariant="italic">thres</mi>
          <mi>d</mi>
        </msub>
      </mrow>
      <mi>,</mi>
      <mi mathvariant="italic">define</mi>
      <mrow>
        <mi>k</mi>
        <mo stretchy="false">=</mo>
        <mfrac>
          <mrow>
            <mi mathvariant="italic">deg</mi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</mrow>
          <msub>
            <mi mathvariant="italic">thres</mi>
            <mi>d</mi>
          </msub>
        </mfrac>
      </mrow>
    </mrow>
    <annotation encoding="StarMath 5.0">for v_i in V which deg( v ) &gt; thres_d, define k = {deg(v_i)}over{ thres_d } </annotation>
  </semantics>
</math>
</file>

<file path=Object 8/content.xml><?xml version="1.0" encoding="utf-8"?>
<math xmlns="http://www.w3.org/1998/Math/MathML" display="block">
  <semantics>
    <mrow>
      <mi mathvariant="italic">for</mi>
      <mrow>
        <msub>
          <mi>v</mi>
          <mi>i</mi>
        </msub>
        <mo stretchy="false">∈</mo>
        <mi>V</mi>
      </mrow>
      <mi mathvariant="italic">which</mi>
      <mi mathvariant="italic">deg</mi>
      <mrow>
        <mrow>
          <mo fence="true" stretchy="false">(</mo>
          <mrow>
            <mi>v</mi>
          </mrow>
          <mo fence="true" stretchy="false">)</mo>
        </mrow>
        <mo stretchy="false">&gt;</mo>
        <mi mathvariant="italic">deg</mi>
      </mrow>
      <mrow>
        <mo fence="true" stretchy="false">(</mo>
        <mrow>
          <msub>
            <mi>v</mi>
            <mi mathvariant="normal">α</mi>
          </msub>
        </mrow>
        <mo fence="true" stretchy="false">)</mo>
      </mrow>
      <mi>,</mi>
      <mi mathvariant="italic">split</mi>
      <mi mathvariant="italic">into</mi>
      <mi>k</mi>
      <mi mathvariant="italic">partition</mi>
    </mrow>
    <annotation encoding="StarMath 5.0">for v_i in V which deg( v) &gt;deg( v_%alpha ), split into k partition </annotation>
  </semantics>
</math>
</file>

<file path=Object 9/content.xml><?xml version="1.0" encoding="utf-8"?>
<math xmlns="http://www.w3.org/1998/Math/MathML" display="block">
  <semantics>
    <mrow>
      <mi mathvariant="italic">split</mi>
      <mi mathvariant="italic">it</mi>
      <mi mathvariant="italic">into</mi>
      <mi>k</mi>
      <mi mathvariant="italic">subnodes</mi>
      <mrow>
        <mo fence="true" stretchy="false">{</mo>
        <mrow>
          <mrow>
            <msubsup>
              <mi>v</mi>
              <mi>i</mi>
              <mn>1</mn>
            </msubsup>
            <mi>,</mi>
            <msubsup>
              <mi>v</mi>
              <mi>i</mi>
              <mn>2</mn>
            </msubsup>
            <mn>...</mn>
            <msubsup>
              <mi>v</mi>
              <mi>i</mi>
              <mi>k</mi>
            </msubsup>
          </mrow>
        </mrow>
        <mo fence="true" stretchy="false">}</mo>
      </mrow>
      <mi>,</mi>
      <mi mathvariant="italic">each</mi>
      <mi mathvariant="italic">node</mi>
      <mi mathvariant="italic">get</mi>
      <mi mathvariant="italic">one</mi>
      <mi mathvariant="italic">slice</mi>
      <mi mathvariant="italic">of</mi>
      <mi mathvariant="italic">its</mi>
      <mi mathvariant="italic">neighbor</mi>
      <mrow>
        <mo fence="true" stretchy="false">{</mo>
        <mrow>
          <msubsup>
            <mi>n</mi>
            <mi>i</mi>
            <mi>k</mi>
          </msubsup>
        </mrow>
        <mo fence="true" stretchy="false">}</mo>
      </mrow>
    </mrow>
    <annotation encoding="StarMath 5.0">split it into k subnodes  lbrace v_i^1 , v_i^2 ...v_i^k rbrace , each node get one slice of its neighbor lbrace n_i^k rbrace  
</annotation>
  </semantics>
</math>
</file>